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9125in"/>
    </style:style>
    <style:style style:name="Table1.B" style:family="table-column">
      <style:table-column-properties style:column-width="1.8028in"/>
    </style:style>
    <style:style style:name="Table1.C" style:family="table-column">
      <style:table-column-properties style:column-width="3.9778in"/>
    </style:style>
    <style:style style:name="Table1.A1" style:family="table-cell">
      <style:table-cell-properties style:vertical-align="middle" fo:padding="0.0194in" fo:border="none"/>
    </style:style>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list-style-name="L14"/>
    <style:style style:name="P6" style:family="paragraph" style:parent-style-name="Preformatted_20_Text" style:list-style-name="L14">
      <style:paragraph-properties style:writing-mode="lr-tb"/>
    </style:style>
    <style:style style:name="P7" style:family="paragraph" style:parent-style-name="Preformatted_20_Text" style:list-style-name="L14">
      <style:paragraph-properties fo:margin-top="0in" fo:margin-bottom="0.1965in" style:contextual-spacing="false" style:writing-mode="lr-tb"/>
    </style:style>
    <style:style style:name="P8" style:family="paragraph" style:parent-style-name="Preformatted_20_Text" style:list-style-name="L14">
      <style:paragraph-properties fo:margin-left="0in" fo:margin-right="0in" fo:text-indent="0in" style:auto-text-indent="false" style:writing-mode="lr-tb"/>
    </style:style>
    <style:style style:name="P9" style:family="paragraph" style:parent-style-name="Text_20_body">
      <style:paragraph-properties fo:margin-top="0in" fo:margin-bottom="0in" style:contextual-spacing="false"/>
    </style:style>
    <style:style style:name="P10" style:family="paragraph" style:parent-style-name="Text_20_body" style:list-style-name="L1"/>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3">
      <style:paragraph-properties fo:margin-top="0in" fo:margin-bottom="0in" style:contextual-spacing="false"/>
    </style:style>
    <style:style style:name="P26" style:family="paragraph" style:parent-style-name="Text_20_body" style:list-style-name="L14"/>
    <style:style style:name="P27" style:family="paragraph" style:parent-style-name="Text_20_body" style:list-style-name="L14">
      <style:paragraph-properties fo:margin-top="0in" fo:margin-bottom="0in" style:contextual-spacing="false"/>
    </style:style>
    <style:style style:name="P28" style:family="paragraph" style:parent-style-name="Text_20_body" style:list-style-name="L15"/>
    <style:style style:name="P29" style:family="paragraph" style:parent-style-name="Text_20_body" style:list-style-name="L15">
      <style:paragraph-properties fo:margin-top="0in" fo:margin-bottom="0in" style:contextual-spacing="false"/>
    </style:style>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paragraph-properties fo:margin-top="0in" fo:margin-bottom="0in" style:contextual-spacing="false"/>
      <style:text-properties fo:font-weight="bold" style:font-weight-asian="bold" style:font-weight-complex="bold"/>
    </style:style>
    <style:style style:name="T1" style:family="text">
      <style:text-properties officeooo:rsid="00135db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38">what are different methods to make web application secure, explain these methods along with suitable examples </text:p>
      <text:p text:style-name="Text_20_body"/>
      <text:p text:style-name="Text_20_body">Securing a web application involves a combination of techniques and best practices designed to protect the application and its data from various threats. Here are some key methods to secure a web application, along with examples:</text:p>
      <text:h text:style-name="Heading_20_3" text:outline-level="3">1. <text:span text:style-name="Strong_20_Emphasis">Use HTTPS</text:span></text:h>
      <text:p text:style-name="Text_20_body">HTTPS encrypts data between the client and server, preventing eavesdropping and man-in-the-middle attacks.</text:p>
      <text:p text:style-name="Text_20_body"><text:span text:style-name="Strong_20_Emphasis">Example:</text:span></text:p>
      <text:list text:style-name="L1">
        <text:list-item>
          <text:p text:style-name="P11">Obtain an SSL/TLS certificate from a Certificate Authority (CA).</text:p>
        </text:list-item>
        <text:list-item>
          <text:p text:style-name="P11">Configure the web server (e.g., Apache, Nginx) to use HTTPS.</text:p>
        </text:list-item>
        <text:list-item>
          <text:p text:style-name="P10">Redirect all HTTP traffic to HTTPS.</text:p>
        </text:list-item>
      </text:list>
      <text:p text:style-name="Preformatted_20_Text">plaintext</text:p>
      <text:p text:style-name="Preformatted_20_Text">Copy code</text:p>
      <text:p text:style-name="P1"><text:span text:style-name="Source_20_Text"># Nginx configuration</text:span></text:p>
      <text:p text:style-name="P3"><text:span text:style-name="Source_20_Text">server {</text:span></text:p>
      <text:p text:style-name="P3"><text:span text:style-name="Source_20_Text"><text:s text:c="4"/>listen 80;</text:span></text:p>
      <text:p text:style-name="P3"><text:span text:style-name="Source_20_Text"><text:s text:c="4"/>server_name example.com;</text:span></text:p>
      <text:p text:style-name="P3"><text:span text:style-name="Source_20_Text"><text:s text:c="4"/>return 301 https://$host$request_uri;</text:span></text:p>
      <text:p text:style-name="P3"><text:span text:style-name="Source_20_Text">}</text:span></text:p>
      <text:p text:style-name="P3"><text:span text:style-name="Source_20_Text">server {</text:span></text:p>
      <text:p text:style-name="P3"><text:span text:style-name="Source_20_Text"><text:s text:c="4"/>listen 443 ssl;</text:span></text:p>
      <text:p text:style-name="P3"><text:span text:style-name="Source_20_Text"><text:s text:c="4"/>server_name example.com;</text:span></text:p>
      <text:p text:style-name="P3"><text:span text:style-name="Source_20_Text"><text:s text:c="4"/>ssl_certificate /path/to/certificate.crt;</text:span></text:p>
      <text:p text:style-name="P3"><text:span text:style-name="Source_20_Text"><text:s text:c="4"/>ssl_certificate_key /path/to/private.key;</text:span></text:p>
      <text:p text:style-name="P3"><text:span text:style-name="Source_20_Text"><text:s text:c="4"/># other SSL settings</text:span></text:p>
      <text:p text:style-name="P4"><text:span text:style-name="Source_20_Text">}</text:span></text:p>
      <text:h text:style-name="Heading_20_3" text:outline-level="3">2. <text:span text:style-name="Strong_20_Emphasis">Input Validation and Sanitization</text:span></text:h>
      <text:p text:style-name="Text_20_body">Validate and sanitize all user inputs to prevent injection attacks such as SQL injection, cross-site scripting (XSS), and others.</text:p>
      <text:p text:style-name="Text_20_body"><text:span text:style-name="Strong_20_Emphasis">Example:</text:span></text:p>
      <text:list text:style-name="L2">
        <text:list-item>
          <text:p text:style-name="P12">Use parameterized queries or prepared statements to prevent SQL injection.</text:p>
        </text:list-item>
      </text:list>
      <text:p text:style-name="Preformatted_20_Text">python</text:p>
      <text:p text:style-name="Preformatted_20_Text">Copy code</text:p>
      <text:p text:style-name="P1"><text:span text:style-name="Source_20_Text"># Example in Python with SQLite</text:span></text:p>
      <text:p text:style-name="P3"><text:span text:style-name="Source_20_Text">import sqlite3</text:span></text:p>
      <text:p text:style-name="P3"/>
      <text:p text:style-name="P3"><text:span text:style-name="Source_20_Text">conn = sqlite3.connect('example.db')</text:span></text:p>
      <text:p text:style-name="P3"><text:span text:style-name="Source_20_Text">cursor = conn.cursor()</text:span></text:p>
      <text:p text:style-name="P3"/>
      <text:p text:style-name="P3"><text:span text:style-name="Source_20_Text"># Using parameterized query</text:span></text:p>
      <text:p text:style-name="P3"><text:span text:style-name="Source_20_Text">user_id = 1</text:span></text:p>
      <text:p text:style-name="P4"><text:span text:style-name="Source_20_Text">cursor.execute("SELECT * FROM users WHERE id = ?", (user_id,))</text:span></text:p>
      <text:list text:style-name="L3">
        <text:list-item>
          <text:p text:style-name="P13">Use libraries or frameworks that automatically escape output to prevent XSS.</text:p>
        </text:list-item>
      </text:list>
      <text:p text:style-name="Preformatted_20_Text"><text:soft-page-break/>html</text:p>
      <text:p text:style-name="Preformatted_20_Text">Copy code</text:p>
      <text:p text:style-name="P1"><text:span text:style-name="Source_20_Text">&lt;!-- Example in React (JSX) --&gt;</text:span></text:p>
      <text:p text:style-name="P3"><text:span text:style-name="Source_20_Text">const userInput = "&lt;script&gt;alert('XSS');&lt;/script&gt;";</text:span></text:p>
      <text:p text:style-name="P3"><text:span text:style-name="Source_20_Text">const sanitizedInput = DOMPurify.sanitize(userInput);</text:span></text:p>
      <text:p text:style-name="P4"><text:span text:style-name="Source_20_Text">return &lt;div&gt;{sanitizedInput}&lt;/div&gt;;</text:span></text:p>
      <text:h text:style-name="Heading_20_3" text:outline-level="3">3. <text:span text:style-name="Strong_20_Emphasis">Authentication and Authorization</text:span></text:h>
      <text:p text:style-name="Text_20_body">Ensure robust authentication and authorization mechanisms to control access to resources.</text:p>
      <text:p text:style-name="Text_20_body"><text:span text:style-name="Strong_20_Emphasis">Example:</text:span></text:p>
      <text:list text:style-name="L4">
        <text:list-item>
          <text:p text:style-name="P14">Implement multi-factor authentication (MFA) to add an extra layer of security.</text:p>
        </text:list-item>
      </text:list>
      <text:p text:style-name="Preformatted_20_Text">javascript</text:p>
      <text:p text:style-name="Preformatted_20_Text">Copy code</text:p>
      <text:p text:style-name="P1"><text:span text:style-name="Source_20_Text">// Example using Auth0 for MFA</text:span></text:p>
      <text:p text:style-name="P3"><text:span text:style-name="Source_20_Text">import auth0 from 'auth0-js';</text:span></text:p>
      <text:p text:style-name="P3"/>
      <text:p text:style-name="P3"><text:span text:style-name="Source_20_Text">const webAuth = new auth0.WebAuth({</text:span></text:p>
      <text:p text:style-name="P3"><text:span text:style-name="Source_20_Text"><text:s text:c="2"/>domain: 'YOUR_DOMAIN',</text:span></text:p>
      <text:p text:style-name="P3"><text:span text:style-name="Source_20_Text"><text:s text:c="2"/>clientID: 'YOUR_CLIENT_ID',</text:span></text:p>
      <text:p text:style-name="P3"><text:span text:style-name="Source_20_Text"><text:s text:c="2"/>redirectUri: 'YOUR_CALLBACK_URL',</text:span></text:p>
      <text:p text:style-name="P3"><text:span text:style-name="Source_20_Text"><text:s text:c="2"/>responseType: 'token id_token',</text:span></text:p>
      <text:p text:style-name="P3"><text:span text:style-name="Source_20_Text"><text:s text:c="2"/>scope: 'openid profile email'</text:span></text:p>
      <text:p text:style-name="P3"><text:span text:style-name="Source_20_Text">});</text:span></text:p>
      <text:p text:style-name="P3"/>
      <text:p text:style-name="P4"><text:span text:style-name="Source_20_Text">webAuth.authorize();</text:span></text:p>
      <text:list text:style-name="L5">
        <text:list-item>
          <text:p text:style-name="P15">Use role-based access control (RBAC) to enforce access policies.</text:p>
        </text:list-item>
      </text:list>
      <text:p text:style-name="Preformatted_20_Text">javascript</text:p>
      <text:p text:style-name="Preformatted_20_Text">Copy code</text:p>
      <text:p text:style-name="P1"><text:span text:style-name="Source_20_Text">// Example in Express.js</text:span></text:p>
      <text:p text:style-name="P3"><text:span text:style-name="Source_20_Text">const express = require('express');</text:span></text:p>
      <text:p text:style-name="P3"><text:span text:style-name="Source_20_Text">const app = express();</text:span></text:p>
      <text:p text:style-name="P3"/>
      <text:p text:style-name="P3"><text:span text:style-name="Source_20_Text">function checkRole(role) {</text:span></text:p>
      <text:p text:style-name="P3"><text:span text:style-name="Source_20_Text"><text:s text:c="2"/>return (req, res, next) =&gt; {</text:span></text:p>
      <text:p text:style-name="P3"><text:span text:style-name="Source_20_Text"><text:s text:c="4"/>if (req.user &amp;&amp; req.user.role === role) {</text:span></text:p>
      <text:p text:style-name="P3"><text:span text:style-name="Source_20_Text"><text:s text:c="6"/>next();</text:span></text:p>
      <text:p text:style-name="P3"><text:span text:style-name="Source_20_Text"><text:s text:c="4"/>} else {</text:span></text:p>
      <text:p text:style-name="P3"><text:span text:style-name="Source_20_Text"><text:s text:c="6"/>res.status(403).send('Forbidden');</text:span></text:p>
      <text:p text:style-name="P3"><text:span text:style-name="Source_20_Text"><text:s text:c="4"/>}</text:span></text:p>
      <text:p text:style-name="P3"><text:span text:style-name="Source_20_Text"><text:s text:c="2"/>};</text:span></text:p>
      <text:p text:style-name="P3"><text:span text:style-name="Source_20_Text">}</text:span></text:p>
      <text:p text:style-name="P3"/>
      <text:p text:style-name="P3"><text:span text:style-name="Source_20_Text">app.get('/admin', checkRole('admin'), (req, res) =&gt; {</text:span></text:p>
      <text:p text:style-name="P3"><text:span text:style-name="Source_20_Text"><text:s text:c="2"/>res.send('Welcome, Admin');</text:span></text:p>
      <text:p text:style-name="P4"><text:span text:style-name="Source_20_Text">});</text:span></text:p>
      <text:h text:style-name="Heading_20_3" text:outline-level="3">4. <text:span text:style-name="Strong_20_Emphasis">Secure Session Management</text:span></text:h>
      <text:p text:style-name="Text_20_body">Implement secure session management practices to protect user sessions from being hijacked.</text:p>
      <text:p text:style-name="Text_20_body"><text:span text:style-name="Strong_20_Emphasis">Example:</text:span></text:p>
      <text:list text:style-name="L6">
        <text:list-item>
          <text:p text:style-name="P16">Use secure, HttpOnly cookies to store session tokens.</text:p>
        </text:list-item>
      </text:list>
      <text:p text:style-name="Preformatted_20_Text">javascript</text:p>
      <text:p text:style-name="Preformatted_20_Text">Copy code</text:p>
      <text:p text:style-name="P1"><text:soft-page-break/><text:span text:style-name="Source_20_Text">// Example in Express.js</text:span></text:p>
      <text:p text:style-name="P3"><text:span text:style-name="Source_20_Text">const session = require('express-session');</text:span></text:p>
      <text:p text:style-name="P3"/>
      <text:p text:style-name="P3"><text:span text:style-name="Source_20_Text">app.use(session({</text:span></text:p>
      <text:p text:style-name="P3"><text:span text:style-name="Source_20_Text"><text:s text:c="2"/>secret: 'your-secret-key',</text:span></text:p>
      <text:p text:style-name="P3"><text:span text:style-name="Source_20_Text"><text:s text:c="2"/>resave: false,</text:span></text:p>
      <text:p text:style-name="P3"><text:span text:style-name="Source_20_Text"><text:s text:c="2"/>saveUninitialized: true,</text:span></text:p>
      <text:p text:style-name="P3"><text:span text:style-name="Source_20_Text"><text:s text:c="2"/>cookie: { secure: true, httpOnly: true }</text:span></text:p>
      <text:p text:style-name="P4"><text:span text:style-name="Source_20_Text">}));</text:span></text:p>
      <text:list text:style-name="L7">
        <text:list-item>
          <text:p text:style-name="P17">Regenerate session ID after login to prevent session fixation.</text:p>
        </text:list-item>
      </text:list>
      <text:p text:style-name="Preformatted_20_Text">javascript</text:p>
      <text:p text:style-name="Preformatted_20_Text">Copy code</text:p>
      <text:p text:style-name="P1"><text:span text:style-name="Source_20_Text">app.post('/login', (req, res) =&gt; {</text:span></text:p>
      <text:p text:style-name="P3"><text:span text:style-name="Source_20_Text"><text:s text:c="2"/>// Authenticate user</text:span></text:p>
      <text:p text:style-name="P3"><text:span text:style-name="Source_20_Text"><text:s text:c="2"/>req.session.regenerate((err) =&gt; {</text:span></text:p>
      <text:p text:style-name="P3"><text:span text:style-name="Source_20_Text"><text:s text:c="4"/>if (err) throw err;</text:span></text:p>
      <text:p text:style-name="P3"><text:span text:style-name="Source_20_Text"><text:s text:c="4"/>req.session.userId = user.id;</text:span></text:p>
      <text:p text:style-name="P3"><text:span text:style-name="Source_20_Text"><text:s text:c="4"/>res.redirect('/');</text:span></text:p>
      <text:p text:style-name="P3"><text:span text:style-name="Source_20_Text"><text:s text:c="2"/>});</text:span></text:p>
      <text:p text:style-name="P4"><text:span text:style-name="Source_20_Text">});</text:span></text:p>
      <text:h text:style-name="Heading_20_3" text:outline-level="3">5. <text:span text:style-name="Strong_20_Emphasis">Implement CSRF Protection</text:span></text:h>
      <text:p text:style-name="Text_20_body">Cross-Site Request Forgery (CSRF) attacks can be mitigated by using anti-CSRF tokens.</text:p>
      <text:p text:style-name="Text_20_body"><text:span text:style-name="Strong_20_Emphasis">Example:</text:span></text:p>
      <text:list text:style-name="L8">
        <text:list-item>
          <text:p text:style-name="P18">Use a CSRF token to validate requests.</text:p>
        </text:list-item>
      </text:list>
      <text:p text:style-name="Preformatted_20_Text">javascript</text:p>
      <text:p text:style-name="Preformatted_20_Text">Copy code</text:p>
      <text:p text:style-name="P1"><text:span text:style-name="Source_20_Text">// Example in Express.js with csurf middleware</text:span></text:p>
      <text:p text:style-name="P3"><text:span text:style-name="Source_20_Text">const csrf = require('csurf');</text:span></text:p>
      <text:p text:style-name="P3"><text:span text:style-name="Source_20_Text">const csrfProtection = csrf({ cookie: true });</text:span></text:p>
      <text:p text:style-name="P3"/>
      <text:p text:style-name="P3"><text:span text:style-name="Source_20_Text">app.use(csrfProtection);</text:span></text:p>
      <text:p text:style-name="P3"/>
      <text:p text:style-name="P3"><text:span text:style-name="Source_20_Text">app.get('/form', (req, res) =&gt; {</text:span></text:p>
      <text:p text:style-name="P3"><text:span text:style-name="Source_20_Text"><text:s text:c="2"/>res.render('send', { csrfToken: req.csrfToken() });</text:span></text:p>
      <text:p text:style-name="P3"><text:span text:style-name="Source_20_Text">});</text:span></text:p>
      <text:p text:style-name="P3"/>
      <text:p text:style-name="P3"><text:span text:style-name="Source_20_Text">app.post('/process', (req, res) =&gt; {</text:span></text:p>
      <text:p text:style-name="P3"><text:span text:style-name="Source_20_Text"><text:s text:c="2"/>res.send('data is being processed');</text:span></text:p>
      <text:p text:style-name="P4"><text:span text:style-name="Source_20_Text">});</text:span></text:p>
      <text:h text:style-name="Heading_20_3" text:outline-level="3">6. <text:span text:style-name="Strong_20_Emphasis">Content Security Policy (CSP)</text:span></text:h>
      <text:p text:style-name="Text_20_body">CSP is a security feature that helps prevent XSS and other code injection attacks by specifying allowed sources of content.</text:p>
      <text:p text:style-name="Text_20_body"><text:span text:style-name="Strong_20_Emphasis">Example:</text:span></text:p>
      <text:list text:style-name="L9">
        <text:list-item>
          <text:p text:style-name="P19">Configure CSP headers in your web server or application.</text:p>
        </text:list-item>
      </text:list>
      <text:p text:style-name="Preformatted_20_Text">plaintext</text:p>
      <text:p text:style-name="Preformatted_20_Text">Copy code</text:p>
      <text:p text:style-name="P1"><text:span text:style-name="Source_20_Text"># Example in Nginx</text:span></text:p>
      <text:p text:style-name="P4"><text:soft-page-break/><text:span text:style-name="Source_20_Text">add_header Content-Security-Policy "default-src 'self'; script-src 'self' 'https://trustedscripts.example.com'; style-src 'self' 'https://trustedstyles.example.com';";</text:span></text:p>
      <text:h text:style-name="Heading_20_3" text:outline-level="3">7. <text:span text:style-name="Strong_20_Emphasis">Regular Security Audits and Penetration Testing</text:span></text:h>
      <text:p text:style-name="Text_20_body">Conduct regular security audits and penetration tests to identify and fix vulnerabilities.</text:p>
      <text:p text:style-name="Text_20_body"><text:span text:style-name="Strong_20_Emphasis">Example:</text:span></text:p>
      <text:list text:style-name="L10">
        <text:list-item>
          <text:p text:style-name="P21">Use automated tools like OWASP ZAP or Burp Suite for scanning.</text:p>
        </text:list-item>
        <text:list-item>
          <text:p text:style-name="P20">Hire security professionals for thorough penetration testing.</text:p>
        </text:list-item>
      </text:list>
      <text:h text:style-name="Heading_20_3" text:outline-level="3">8. <text:span text:style-name="Strong_20_Emphasis">Keep Software Up to Date</text:span></text:h>
      <text:p text:style-name="Text_20_body">Regularly update your web server, database, and application dependencies to patch known vulnerabilities.</text:p>
      <text:p text:style-name="Text_20_body"><text:span text:style-name="Strong_20_Emphasis">Example:</text:span></text:p>
      <text:list text:style-name="L11">
        <text:list-item>
          <text:p text:style-name="P22">Use tools like Dependabot for automated dependency updates in your project.</text:p>
        </text:list-item>
      </text:list>
      <text:p text:style-name="Preformatted_20_Text">plaintext</text:p>
      <text:p text:style-name="Preformatted_20_Text">Copy code</text:p>
      <text:p text:style-name="P1"><text:span text:style-name="Source_20_Text"># Dependabot configuration file example</text:span></text:p>
      <text:p text:style-name="P3"><text:span text:style-name="Source_20_Text">version: 2</text:span></text:p>
      <text:p text:style-name="P3"><text:span text:style-name="Source_20_Text">updates:</text:span></text:p>
      <text:p text:style-name="P3"><text:span text:style-name="Source_20_Text"><text:s text:c="2"/>- package-ecosystem: "npm"</text:span></text:p>
      <text:p text:style-name="P3"><text:span text:style-name="Source_20_Text"><text:s text:c="4"/>directory: "/"</text:span></text:p>
      <text:p text:style-name="P3"><text:span text:style-name="Source_20_Text"><text:s text:c="4"/>schedule:</text:span></text:p>
      <text:p text:style-name="P4"><text:span text:style-name="Source_20_Text"><text:s text:c="6"/>interval: "daily"</text:span></text:p>
      <text:h text:style-name="Heading_20_3" text:outline-level="3">9. <text:span text:style-name="Strong_20_Emphasis">Implement Logging and Monitoring</text:span></text:h>
      <text:p text:style-name="Text_20_body">Monitor and log all activities to detect and respond to security incidents promptly.</text:p>
      <text:p text:style-name="Text_20_body"><text:span text:style-name="Strong_20_Emphasis">Example:</text:span></text:p>
      <text:list text:style-name="L12">
        <text:list-item>
          <text:p text:style-name="P23">Use centralized logging solutions like ELK Stack (Elasticsearch, Logstash, Kibana).</text:p>
        </text:list-item>
      </text:list>
      <text:p text:style-name="Preformatted_20_Text">yaml</text:p>
      <text:p text:style-name="Preformatted_20_Text">Copy code</text:p>
      <text:p text:style-name="P1"><text:span text:style-name="Source_20_Text"># Example Logstash configuration</text:span></text:p>
      <text:p text:style-name="P3"><text:span text:style-name="Source_20_Text">input {</text:span></text:p>
      <text:p text:style-name="P3"><text:span text:style-name="Source_20_Text"><text:s text:c="2"/>file {</text:span></text:p>
      <text:p text:style-name="P3"><text:span text:style-name="Source_20_Text"><text:s text:c="4"/>path =&gt; "/var/log/nginx/access.log"</text:span></text:p>
      <text:p text:style-name="P3"><text:span text:style-name="Source_20_Text"><text:s text:c="4"/>start_position =&gt; "beginning"</text:span></text:p>
      <text:p text:style-name="P3"><text:span text:style-name="Source_20_Text"><text:s text:c="2"/>}</text:span></text:p>
      <text:p text:style-name="P3"><text:span text:style-name="Source_20_Text">}</text:span></text:p>
      <text:p text:style-name="P3"/>
      <text:p text:style-name="P3"><text:span text:style-name="Source_20_Text">output {</text:span></text:p>
      <text:p text:style-name="P3"><text:span text:style-name="Source_20_Text"><text:s text:c="2"/>elasticsearch {</text:span></text:p>
      <text:p text:style-name="P3"><text:span text:style-name="Source_20_Text"><text:s text:c="4"/>hosts =&gt; ["localhost:9200"]</text:span></text:p>
      <text:p text:style-name="P3"><text:span text:style-name="Source_20_Text"><text:s text:c="2"/>}</text:span></text:p>
      <text:p text:style-name="P3"><text:span text:style-name="Source_20_Text"><text:s text:c="2"/>stdout { codec =&gt; rubydebug }</text:span></text:p>
      <text:p text:style-name="P4"><text:span text:style-name="Source_20_Text">}</text:span></text:p>
      <text:p text:style-name="Text_20_body">By implementing these methods and practices, you can significantly enhance the security of your web application and protect it against various types of cyber threats.</text:p>
      <text:p text:style-name="Standard"><text:soft-page-break/></text:p>
      <text:p text:style-name="Standard"/>
      <text:p text:style-name="Standard"/>
      <text:p text:style-name="Text_20_body">Accessing databases from a web backend can be achieved using various types of APIs. The choice of API depends on factors like the programming language, framework, and specific requirements of the application. Here, we'll compare two common types of APIs: REST (Representational State Transfer) and GraphQL.</text:p>
      <text:h text:style-name="Heading_20_3" text:outline-level="3">REST API</text:h>
      <text:p text:style-name="Text_20_body">REST is a widely used API type that follows the principles of REST architecture. It uses standard HTTP methods (GET, POST, PUT, DELETE) and is designed around resources.</text:p>
      <text:p text:style-name="Text_20_body"><text:span text:style-name="Strong_20_Emphasis">Example:</text:span></text:p>
      <text:p text:style-name="Text_20_body">Assume we have a simple REST API to manage a collection of books in a MySQL database.</text:p>
      <text:p text:style-name="Text_20_body"><text:span text:style-name="Strong_20_Emphasis">Node.js with Express and MySQL:</text:span></text:p>
      <text:p text:style-name="Preformatted_20_Text">javascript</text:p>
      <text:p text:style-name="Preformatted_20_Text">Copy code</text:p>
      <text:p text:style-name="P1"><text:span text:style-name="Source_20_Text">const express = require('express');</text:span></text:p>
      <text:p text:style-name="P3"><text:span text:style-name="Source_20_Text">const mysql = require('mysql');</text:span></text:p>
      <text:p text:style-name="P3"><text:span text:style-name="Source_20_Text">const app = express();</text:span></text:p>
      <text:p text:style-name="P3"><text:span text:style-name="Source_20_Text">app.use(express.json());</text:span></text:p>
      <text:p text:style-name="P3"/>
      <text:p text:style-name="P3"><text:span text:style-name="Source_20_Text">const db = mysql.createConnection({</text:span></text:p>
      <text:p text:style-name="P3"><text:span text:style-name="Source_20_Text"><text:s text:c="4"/>host: 'localhost',</text:span></text:p>
      <text:p text:style-name="P3"><text:span text:style-name="Source_20_Text"><text:s text:c="4"/>user: 'root',</text:span></text:p>
      <text:p text:style-name="P3"><text:span text:style-name="Source_20_Text"><text:s text:c="4"/>password: '',</text:span></text:p>
      <text:p text:style-name="P3"><text:span text:style-name="Source_20_Text"><text:s text:c="4"/>database: 'bookstore'</text:span></text:p>
      <text:p text:style-name="P3"><text:span text:style-name="Source_20_Text">});</text:span></text:p>
      <text:p text:style-name="P3"/>
      <text:p text:style-name="P3"><text:span text:style-name="Source_20_Text">db.connect(err =&gt; {</text:span></text:p>
      <text:p text:style-name="P3"><text:span text:style-name="Source_20_Text"><text:s text:c="4"/>if (err) throw err;</text:span></text:p>
      <text:p text:style-name="P3"><text:span text:style-name="Source_20_Text"><text:s text:c="4"/>console.log('MySQL Connected...');</text:span></text:p>
      <text:p text:style-name="P3"><text:span text:style-name="Source_20_Text">});</text:span></text:p>
      <text:p text:style-name="P3"/>
      <text:p text:style-name="P3"><text:span text:style-name="Source_20_Text">// Get all books</text:span></text:p>
      <text:p text:style-name="P3"><text:span text:style-name="Source_20_Text">app.get('/api/books', (req, res) =&gt; {</text:span></text:p>
      <text:p text:style-name="P3"><text:span text:style-name="Source_20_Text"><text:s text:c="4"/>const sql = 'SELECT * FROM books';</text:span></text:p>
      <text:p text:style-name="P3"><text:span text:style-name="Source_20_Text"><text:s text:c="4"/>db.query(sql, (err, results) =&gt; {</text:span></text:p>
      <text:p text:style-name="P3"><text:span text:style-name="Source_20_Text"><text:s text:c="8"/>if (err) throw err;</text:span></text:p>
      <text:p text:style-name="P3"><text:span text:style-name="Source_20_Text"><text:s text:c="8"/>res.json(results);</text:span></text:p>
      <text:p text:style-name="P3"><text:span text:style-name="Source_20_Text"><text:s text:c="4"/>});</text:span></text:p>
      <text:p text:style-name="P3"><text:span text:style-name="Source_20_Text">});</text:span></text:p>
      <text:p text:style-name="P3"/>
      <text:p text:style-name="P3"><text:span text:style-name="Source_20_Text">// Get a book by ID</text:span></text:p>
      <text:p text:style-name="P3"><text:span text:style-name="Source_20_Text">app.get('/api/books/:id', (req, res) =&gt; {</text:span></text:p>
      <text:p text:style-name="P3"><text:span text:style-name="Source_20_Text"><text:s text:c="4"/>const sql = `SELECT * FROM books WHERE id = ${req.params.id}`;</text:span></text:p>
      <text:p text:style-name="P3"><text:span text:style-name="Source_20_Text"><text:s text:c="4"/>db.query(sql, (err, result) =&gt; {</text:span></text:p>
      <text:p text:style-name="P3"><text:span text:style-name="Source_20_Text"><text:s text:c="8"/>if (err) throw err;</text:span></text:p>
      <text:p text:style-name="P3"><text:span text:style-name="Source_20_Text"><text:s text:c="8"/>res.json(result);</text:span></text:p>
      <text:p text:style-name="P3"><text:span text:style-name="Source_20_Text"><text:s text:c="4"/>});</text:span></text:p>
      <text:p text:style-name="P3"><text:span text:style-name="Source_20_Text">});</text:span></text:p>
      <text:p text:style-name="P3"/>
      <text:p text:style-name="P3"><text:span text:style-name="Source_20_Text">// Add a new book</text:span></text:p>
      <text:p text:style-name="P3"><text:span text:style-name="Source_20_Text">app.post('/api/books', (req, res) =&gt; {</text:span></text:p>
      <text:p text:style-name="P3"><text:span text:style-name="Source_20_Text"><text:s text:c="4"/>const newBook = req.body;</text:span></text:p>
      <text:p text:style-name="P3"><text:span text:style-name="Source_20_Text"><text:s text:c="4"/>const sql = 'INSERT INTO books SET ?';</text:span></text:p>
      <text:p text:style-name="P3"><text:span text:style-name="Source_20_Text"><text:s text:c="4"/>db.query(sql, newBook, (err, result) =&gt; {</text:span></text:p>
      <text:p text:style-name="P3"><text:soft-page-break/><text:span text:style-name="Source_20_Text"><text:s text:c="8"/>if (err) throw err;</text:span></text:p>
      <text:p text:style-name="P3"><text:span text:style-name="Source_20_Text"><text:s text:c="8"/>res.json(result);</text:span></text:p>
      <text:p text:style-name="P3"><text:span text:style-name="Source_20_Text"><text:s text:c="4"/>});</text:span></text:p>
      <text:p text:style-name="P3"><text:span text:style-name="Source_20_Text">});</text:span></text:p>
      <text:p text:style-name="P3"/>
      <text:p text:style-name="P3"><text:span text:style-name="Source_20_Text">// Update a book</text:span></text:p>
      <text:p text:style-name="P3"><text:span text:style-name="Source_20_Text">app.put('/api/books/:id', (req, res) =&gt; {</text:span></text:p>
      <text:p text:style-name="P3"><text:span text:style-name="Source_20_Text"><text:s text:c="4"/>const updatedBook = req.body;</text:span></text:p>
      <text:p text:style-name="P3"><text:span text:style-name="Source_20_Text"><text:s text:c="4"/>const sql = `UPDATE books SET ? WHERE id = ${req.params.id}`;</text:span></text:p>
      <text:p text:style-name="P3"><text:span text:style-name="Source_20_Text"><text:s text:c="4"/>db.query(sql, updatedBook, (err, result) =&gt; {</text:span></text:p>
      <text:p text:style-name="P3"><text:span text:style-name="Source_20_Text"><text:s text:c="8"/>if (err) throw err;</text:span></text:p>
      <text:p text:style-name="P3"><text:span text:style-name="Source_20_Text"><text:s text:c="8"/>res.json(result);</text:span></text:p>
      <text:p text:style-name="P3"><text:span text:style-name="Source_20_Text"><text:s text:c="4"/>});</text:span></text:p>
      <text:p text:style-name="P3"><text:span text:style-name="Source_20_Text">});</text:span></text:p>
      <text:p text:style-name="P3"/>
      <text:p text:style-name="P3"><text:span text:style-name="Source_20_Text">// Delete a book</text:span></text:p>
      <text:p text:style-name="P3"><text:span text:style-name="Source_20_Text">app.delete('/api/books/:id', (req, res) =&gt; {</text:span></text:p>
      <text:p text:style-name="P3"><text:span text:style-name="Source_20_Text"><text:s text:c="4"/>const sql = `DELETE FROM books WHERE id = ${req.params.id}`;</text:span></text:p>
      <text:p text:style-name="P3"><text:span text:style-name="Source_20_Text"><text:s text:c="4"/>db.query(sql, (err, result) =&gt; {</text:span></text:p>
      <text:p text:style-name="P3"><text:span text:style-name="Source_20_Text"><text:s text:c="8"/>if (err) throw err;</text:span></text:p>
      <text:p text:style-name="P3"><text:span text:style-name="Source_20_Text"><text:s text:c="8"/>res.json(result);</text:span></text:p>
      <text:p text:style-name="P3"><text:span text:style-name="Source_20_Text"><text:s text:c="4"/>});</text:span></text:p>
      <text:p text:style-name="P3"><text:span text:style-name="Source_20_Text">});</text:span></text:p>
      <text:p text:style-name="P3"/>
      <text:p text:style-name="P3"><text:span text:style-name="Source_20_Text">app.listen(3000, () =&gt; {</text:span></text:p>
      <text:p text:style-name="P3"><text:span text:style-name="Source_20_Text"><text:s text:c="4"/>console.log('Server started on port 3000');</text:span></text:p>
      <text:p text:style-name="P4"><text:span text:style-name="Source_20_Text">});</text:span></text:p>
      <text:h text:style-name="Heading_20_3" text:outline-level="3">GraphQL API</text:h>
      <text:p text:style-name="Text_20_body">GraphQL is a query language for APIs an<text:span text:style-name="T1">­</text:span>d a runtime for executing those queries. It allows clients to request exactly the data they need and nothing more.</text:p>
      <text:p text:style-name="Text_20_body"><text:span text:style-name="Strong_20_Emphasis">Example:</text:span></text:p>
      <text:p text:style-name="Text_20_body">Assume we have a GraphQL API to manage a collection of books in a MongoDB database.</text:p>
      <text:p text:style-name="Text_20_body"><text:span text:style-name="Strong_20_Emphasis">Node.js with Apollo Server and Mongoose:</text:span></text:p>
      <text:p text:style-name="Preformatted_20_Text"/>
      <text:p text:style-name="P1"><text:span text:style-name="Source_20_Text">const { ApolloServer, gql } = require('apollo-server');</text:span></text:p>
      <text:p text:style-name="P3"><text:span text:style-name="Source_20_Text">const mongoose = require('mongoose');</text:span></text:p>
      <text:p text:style-name="P3"/>
      <text:p text:style-name="P3"><text:span text:style-name="Source_20_Text">mongoose.connect('mongodb://localhost:27017/bookstore', { useNewUrlParser: true, useUnifiedTopology: true });</text:span></text:p>
      <text:p text:style-name="P3"/>
      <text:p text:style-name="P3"><text:span text:style-name="Source_20_Text">const Book = mongoose.model('Book', new mongoose.Schema({</text:span></text:p>
      <text:p text:style-name="P3"><text:span text:style-name="Source_20_Text"><text:s text:c="4"/>title: String,</text:span></text:p>
      <text:p text:style-name="P3"><text:span text:style-name="Source_20_Text"><text:s text:c="4"/>author: String,</text:span></text:p>
      <text:p text:style-name="P3"><text:span text:style-name="Source_20_Text"><text:s text:c="4"/>publishedYear: Number</text:span></text:p>
      <text:p text:style-name="P3"><text:span text:style-name="Source_20_Text">}));</text:span></text:p>
      <text:p text:style-name="P3"/>
      <text:p text:style-name="P3"><text:span text:style-name="Source_20_Text">const typeDefs = gql`</text:span></text:p>
      <text:p text:style-name="P3"><text:span text:style-name="Source_20_Text"><text:s text:c="4"/>type Book {</text:span></text:p>
      <text:p text:style-name="P3"><text:span text:style-name="Source_20_Text"><text:s text:c="8"/>id: ID!</text:span></text:p>
      <text:p text:style-name="P3"><text:span text:style-name="Source_20_Text"><text:s text:c="8"/>title: String!</text:span></text:p>
      <text:p text:style-name="P3"><text:span text:style-name="Source_20_Text"><text:s text:c="8"/>author: String!</text:span></text:p>
      <text:p text:style-name="P3"><text:span text:style-name="Source_20_Text"><text:s text:c="8"/>publishedYear: Int!</text:span></text:p>
      <text:p text:style-name="P3"><text:span text:style-name="Source_20_Text"><text:s text:c="4"/>}</text:span></text:p>
      <text:p text:style-name="P3"/>
      <text:p text:style-name="P3"><text:span text:style-name="Source_20_Text"><text:s text:c="4"/>type Query {</text:span></text:p>
      <text:p text:style-name="P3"><text:span text:style-name="Source_20_Text"><text:s text:c="8"/>books: [Book]</text:span></text:p>
      <text:p text:style-name="P3"><text:soft-page-break/><text:span text:style-name="Source_20_Text"><text:s text:c="8"/>book(id: ID!): Book</text:span></text:p>
      <text:p text:style-name="P3"><text:span text:style-name="Source_20_Text"><text:s text:c="4"/>}</text:span></text:p>
      <text:p text:style-name="P3"/>
      <text:p text:style-name="P3"><text:span text:style-name="Source_20_Text"><text:s text:c="4"/>type Mutation {</text:span></text:p>
      <text:p text:style-name="P3"><text:span text:style-name="Source_20_Text"><text:s text:c="8"/>addBook(title: String!, author: String!, publishedYear: Int!): Book</text:span></text:p>
      <text:p text:style-name="P3"><text:span text:style-name="Source_20_Text"><text:s text:c="8"/>updateBook(id: ID!, title: String, author: String, publishedYear: Int): Book</text:span></text:p>
      <text:p text:style-name="P3"><text:span text:style-name="Source_20_Text"><text:s text:c="8"/>deleteBook(id: ID!): Book</text:span></text:p>
      <text:p text:style-name="P3"><text:span text:style-name="Source_20_Text"><text:s text:c="4"/>}</text:span></text:p>
      <text:p text:style-name="P3"><text:span text:style-name="Source_20_Text">`;</text:span></text:p>
      <text:p text:style-name="P3"/>
      <text:p text:style-name="P3"><text:span text:style-name="Source_20_Text">const resolvers = {</text:span></text:p>
      <text:p text:style-name="P3"><text:span text:style-name="Source_20_Text"><text:s text:c="4"/>Query: {</text:span></text:p>
      <text:p text:style-name="P3"><text:span text:style-name="Source_20_Text"><text:s text:c="8"/>books: () =&gt; Book.find(),</text:span></text:p>
      <text:p text:style-name="P3"><text:span text:style-name="Source_20_Text"><text:s text:c="8"/>book: (_, { id }) =&gt; Book.findById(id)</text:span></text:p>
      <text:p text:style-name="P3"><text:span text:style-name="Source_20_Text"><text:s text:c="4"/>},</text:span></text:p>
      <text:p text:style-name="P3"><text:span text:style-name="Source_20_Text"><text:s text:c="4"/>Mutation: {</text:span></text:p>
      <text:p text:style-name="P3"><text:span text:style-name="Source_20_Text"><text:s text:c="8"/>addBook: (_, { title, author, publishedYear }) =&gt; {</text:span></text:p>
      <text:p text:style-name="P3"><text:span text:style-name="Source_20_Text"><text:s text:c="12"/>const book = new Book({ title, author, publishedYear });</text:span></text:p>
      <text:p text:style-name="P3"><text:span text:style-name="Source_20_Text"><text:s text:c="12"/>return book.save();</text:span></text:p>
      <text:p text:style-name="P3"><text:span text:style-name="Source_20_Text"><text:s text:c="8"/>},</text:span></text:p>
      <text:p text:style-name="P3"><text:span text:style-name="Source_20_Text"><text:s text:c="8"/>updateBook: (_, { id, title, author, publishedYear }) =&gt; Book.findByIdAndUpdate(</text:span></text:p>
      <text:p text:style-name="P3"><text:span text:style-name="Source_20_Text"><text:s text:c="12"/>id,</text:span></text:p>
      <text:p text:style-name="P3"><text:span text:style-name="Source_20_Text"><text:s text:c="12"/>{ title, author, publishedYear },</text:span></text:p>
      <text:p text:style-name="P3"><text:span text:style-name="Source_20_Text"><text:s text:c="12"/>{ new: true }</text:span></text:p>
      <text:p text:style-name="P3"><text:span text:style-name="Source_20_Text"><text:s text:c="8"/>),</text:span></text:p>
      <text:p text:style-name="P3"><text:span text:style-name="Source_20_Text"><text:s text:c="8"/>deleteBook: (_, { id }) =&gt; Book.findByIdAndRemove(id)</text:span></text:p>
      <text:p text:style-name="P3"><text:span text:style-name="Source_20_Text"><text:s text:c="4"/>}</text:span></text:p>
      <text:p text:style-name="P3"><text:span text:style-name="Source_20_Text">};</text:span></text:p>
      <text:p text:style-name="P3"/>
      <text:p text:style-name="P3"><text:span text:style-name="Source_20_Text">const server = new ApolloServer({ typeDefs, resolvers });</text:span></text:p>
      <text:p text:style-name="P3"/>
      <text:p text:style-name="P3"><text:span text:style-name="Source_20_Text">server.listen().then(({ url }) =&gt; {</text:span></text:p>
      <text:p text:style-name="P3"><text:span text:style-name="Source_20_Text"><text:s text:c="4"/>console.log(`🚀 Server ready at ${url}`);</text:span></text:p>
      <text:p text:style-name="P4"><text:span text:style-name="Source_20_Text">});</text:span></text:p>
      <text:h text:style-name="Heading_20_3" text:outline-level="3">Comparison</text:h>
      <text:list text:style-name="L13">
        <text:list-item>
          <text:p text:style-name="P24"><text:span text:style-name="Strong_20_Emphasis">Complexity</text:span>:</text:p>
          <text:list>
            <text:list-item>
              <text:p text:style-name="P25"><text:span text:style-name="Strong_20_Emphasis">REST</text:span>: Simple and straightforward, especially for CRUD operations. Follows standard HTTP methods.</text:p>
            </text:list-item>
            <text:list-item>
              <text:p text:style-name="P25"><text:span text:style-name="Strong_20_Emphasis">GraphQL</text:span>: More complex to set up initially but offers more flexibility in querying data.</text:p>
            </text:list-item>
          </text:list>
        </text:list-item>
        <text:list-item>
          <text:p text:style-name="P24"><text:span text:style-name="Strong_20_Emphasis">Flexibility</text:span>:</text:p>
          <text:list>
            <text:list-item>
              <text:p text:style-name="P25"><text:span text:style-name="Strong_20_Emphasis">REST</text:span>: Requires multiple endpoints to retrieve different sets of data. Can lead to over-fetching or under-fetching of data.</text:p>
            </text:list-item>
            <text:list-item>
              <text:p text:style-name="P25"><text:span text:style-name="Strong_20_Emphasis">GraphQL</text:span>: Single endpoint for querying any data. Clients can specify exactly what data they need, reducing over-fetching.</text:p>
            </text:list-item>
          </text:list>
        </text:list-item>
        <text:list-item>
          <text:p text:style-name="P24"><text:span text:style-name="Strong_20_Emphasis">Performance</text:span>:</text:p>
          <text:list>
            <text:list-item>
              <text:p text:style-name="P25"><text:span text:style-name="Strong_20_Emphasis">REST</text:span>: Can be less efficient due to multiple requests needed for different resources.</text:p>
            </text:list-item>
            <text:list-item>
              <text:p text:style-name="P25"><text:span text:style-name="Strong_20_Emphasis">GraphQL</text:span>: Can be more efficient as it allows for fetching multiple resources in a single request.</text:p>
            </text:list-item>
          </text:list>
        </text:list-item>
        <text:list-item>
          <text:p text:style-name="P24"><text:span text:style-name="Strong_20_Emphasis">Error Handling</text:span>:</text:p>
          <text:list>
            <text:list-item>
              <text:p text:style-name="P25"><text:soft-page-break/><text:span text:style-name="Strong_20_Emphasis">REST</text:span>: Standard HTTP status codes for error handling.</text:p>
            </text:list-item>
            <text:list-item>
              <text:p text:style-name="P25"><text:span text:style-name="Strong_20_Emphasis">GraphQL</text:span>: Returns detailed error messages within the response, making debugging easier.</text:p>
            </text:list-item>
          </text:list>
        </text:list-item>
        <text:list-item>
          <text:p text:style-name="P24"><text:span text:style-name="Strong_20_Emphasis">Adoption</text:span>:</text:p>
          <text:list>
            <text:list-item>
              <text:p text:style-name="P25"><text:span text:style-name="Strong_20_Emphasis">REST</text:span>: Widely adopted and well-understood by developers. Many frameworks and tools support REST.</text:p>
            </text:list-item>
            <text:list-item>
              <text:p text:style-name="P24"><text:span text:style-name="Strong_20_Emphasis">GraphQL</text:span>: Growing in popularity, especially for applications requiring complex querying capabilities.</text:p>
            </text:list-item>
          </text:list>
        </text:list-item>
      </text:list>
      <text:p text:style-name="Text_20_body">Both APIs have their use cases, and the choice depends on the specific needs of the application and the development team's familiarity with the technology.</text:p>
      <text:p text:style-name="P9">4o</text:p>
      <text:p text:style-name="P9">Explain HTTP Request works? Which codes are received in response and what does they mean? </text:p>
      <text:p text:style-name="Text_20_body">ChatGPT</text:p>
      <text:h text:style-name="Heading_20_3" text:outline-level="3">How HTTP Requests Work</text:h>
      <text:p text:style-name="Text_20_body">HTTP (Hypertext Transfer Protocol) is the foundation of any data exchange on the Web, and it is a protocol used for transmitting hypertext requests and information between servers and clients.</text:p>
      <text:h text:style-name="Heading_20_4" text:outline-level="4">The Process of an HTTP Request:</text:h>
      <text:list text:style-name="L14">
        <text:list-item>
          <text:p text:style-name="P26"><text:span text:style-name="Strong_20_Emphasis">Client Initiation</text:span>: The process starts when a client (e.g., a web browser) initiates an HTTP request to a server.</text:p>
        </text:list-item>
        <text:list-item>
          <text:p text:style-name="P26"><text:span text:style-name="Strong_20_Emphasis">DNS Lookup</text:span>: The client performs a DNS lookup to find the server's IP address associated with the domain name.</text:p>
        </text:list-item>
        <text:list-item>
          <text:p text:style-name="P26"><text:span text:style-name="Strong_20_Emphasis">TCP Connection</text:span>: The client establishes a TCP connection with the server.</text:p>
        </text:list-item>
        <text:list-item>
          <text:p text:style-name="P26"><text:span text:style-name="Strong_20_Emphasis">Send Request</text:span>: The client sends an HTTP request message to the server. This message includes:</text:p>
          <text:list>
            <text:list-item>
              <text:p text:style-name="P27"><text:span text:style-name="Strong_20_Emphasis">Request Line</text:span>: Contains the HTTP method (GET, POST, PUT, DELETE, etc.), the resource URL, and the HTTP version.</text:p>
            </text:list-item>
            <text:list-item>
              <text:p text:style-name="P27"><text:span text:style-name="Strong_20_Emphasis">Headers</text:span>: Provide additional information to the server, such as content type, user-agent, and authentication details.</text:p>
            </text:list-item>
            <text:list-item>
              <text:p text:style-name="P26"><text:span text:style-name="Strong_20_Emphasis">Body</text:span>: Optional; contains data sent to the server (e.g., form data in a POST request).</text:p>
            </text:list-item>
          </text:list>
          <text:p text:style-name="P26">Example of an HTTP GET request:</text:p>
          <text:p text:style-name="P5">http</text:p>
          <text:p text:style-name="P5">Copy code</text:p>
          <text:p text:style-name="P8"><text:span text:style-name="Source_20_Text">GET /index.html HTTP/1.1</text:span></text:p>
          <text:p text:style-name="P6"><text:span text:style-name="Source_20_Text">Host: www.example.com</text:span></text:p>
          <text:p text:style-name="P6"><text:span text:style-name="Source_20_Text">User-Agent: Mozilla/5.0</text:span></text:p>
          <text:p text:style-name="P7"><text:span text:style-name="Source_20_Text">Accept: text/html</text:span></text:p>
        </text:list-item>
        <text:list-item>
          <text:p text:style-name="P26"><text:span text:style-name="Strong_20_Emphasis">Server Processing</text:span>: The server processes the request, performs the necessary actions (e.g., <text:s/>he server sends an HTTP response message back to the client. This message includes:</text:p>
          <text:list>
            <text:list-item>
              <text:p text:style-name="P27"><text:span text:style-name="Strong_20_Emphasis">Status Line</text:span>: Contains the HTTP version, status code, and status message.</text:p>
            </text:list-item>
            <text:list-item>
              <text:p text:style-name="P27"><text:soft-page-break/><text:span text:style-name="Strong_20_Emphasis">Headers</text:span>: Provide additional information to the client, such as content type, content length, and server details.</text:p>
            </text:list-item>
            <text:list-item>
              <text:p text:style-name="P26"><text:span text:style-name="Strong_20_Emphasis">Body</text:span>: Contains the response data (e.g., HTML content, JSON data).</text:p>
            </text:list-item>
          </text:list>
          <text:p text:style-name="P26">Example of an HTTP response:</text:p>
          <text:p text:style-name="P5">http</text:p>
          <text:p text:style-name="P5">Copy code</text:p>
          <text:p text:style-name="P8"><text:span text:style-name="Source_20_Text">HTTP/1.1 200 OK</text:span></text:p>
          <text:p text:style-name="P6"><text:span text:style-name="Source_20_Text">Content-Type: text/html</text:span></text:p>
          <text:p text:style-name="P6"><text:span text:style-name="Source_20_Text">Content-Length: 138</text:span></text:p>
          <text:p text:style-name="P6"/>
          <text:p text:style-name="P6"><text:span text:style-name="Source_20_Text">&lt;html&gt;</text:span></text:p>
          <text:p text:style-name="P6"><text:span text:style-name="Source_20_Text">&lt;head&gt;&lt;title&gt;Example&lt;/title&gt;&lt;/head&gt;</text:span></text:p>
          <text:p text:style-name="P6"><text:span text:style-name="Source_20_Text">&lt;body&gt;&lt;h1&gt;Hello, World!&lt;/h1&gt;&lt;/body&gt;</text:span></text:p>
          <text:p text:style-name="P7"><text:span text:style-name="Source_20_Text">&lt;/html&gt;</text:span></text:p>
        </text:list-item>
        <text:list-item>
          <text:p text:style-name="P26"><text:span text:style-name="Strong_20_Emphasis">Client Processing</text:span>: The client receives the response, processes the headers, and displays or uses the response body as needed.</text:p>
        </text:list-item>
        <text:list-item>
          <text:p text:style-name="P26"><text:span text:style-name="Strong_20_Emphasis">Connection Closure</text:span>: The connection between the client and server is closed, either by the server or the client, or it may be kept alive for reuse in subsequent requests (HTTP keep-alive).</text:p>
        </text:list-item>
      </text:list>
      <text:h text:style-name="Heading_20_3" text:outline-level="3">HTTP Response Status Codes</text:h>
      <text:p text:style-name="Text_20_body">HTTP status codes are three-digit codes sent by the server in response to an HTTP request to indicate the result of the request. They are grouped into five categories:</text:p>
      <text:list text:style-name="L15">
        <text:list-item>
          <text:p text:style-name="P28"><text:span text:style-name="Strong_20_Emphasis">1xx: Informational</text:span> - Request received, continuing process</text:p>
          <text:list>
            <text:list-item>
              <text:p text:style-name="P29"><text:span text:style-name="Strong_20_Emphasis">100 Continue</text:span>: Initial part of the request has been received and the client can continue with the rest.</text:p>
            </text:list-item>
            <text:list-item>
              <text:p text:style-name="P29"><text:span text:style-name="Strong_20_Emphasis">101 Switching Protocols</text:span>: Server is switching protocols as requested by the client.</text:p>
            </text:list-item>
          </text:list>
        </text:list-item>
        <text:list-item>
          <text:p text:style-name="P28"><text:span text:style-name="Strong_20_Emphasis">2xx: Success</text:span> - The request was successfully received, understood, and accepted</text:p>
          <text:list>
            <text:list-item>
              <text:p text:style-name="P29"><text:span text:style-name="Strong_20_Emphasis">200 OK</text:span>: The request succeeded, and the requested resource is sent in the response.</text:p>
            </text:list-item>
            <text:list-item>
              <text:p text:style-name="P29"><text:span text:style-name="Strong_20_Emphasis">201 Created</text:span>: The request succeeded, and a new resource was created as a result.</text:p>
            </text:list-item>
            <text:list-item>
              <text:p text:style-name="P29"><text:span text:style-name="Strong_20_Emphasis">204 No Content</text:span>: The request succeeded, but there is no content to send in the response.</text:p>
            </text:list-item>
          </text:list>
        </text:list-item>
        <text:list-item>
          <text:p text:style-name="P28"><text:span text:style-name="Strong_20_Emphasis">3xx: Redirection</text:span> - Further action needs to be taken to complete the request</text:p>
          <text:list>
            <text:list-item>
              <text:p text:style-name="P29"><text:span text:style-name="Strong_20_Emphasis">301 Moved Permanently</text:span>: The requested resource has been permanently moved to a new URL.</text:p>
            </text:list-item>
            <text:list-item>
              <text:p text:style-name="P29"><text:span text:style-name="Strong_20_Emphasis">302 Found</text:span>: The requested resource has been temporarily moved to a different URL.</text:p>
            </text:list-item>
            <text:list-item>
              <text:p text:style-name="P29"><text:span text:style-name="Strong_20_Emphasis">304 Not Modified</text:span>: The resource has not been modified since the last request.</text:p>
            </text:list-item>
          </text:list>
        </text:list-item>
        <text:list-item>
          <text:p text:style-name="P28"><text:span text:style-name="Strong_20_Emphasis">4xx: Client Error</text:span> - The request contains bad syntax or cannot be fulfilled</text:p>
          <text:list>
            <text:list-item>
              <text:p text:style-name="P29"><text:span text:style-name="Strong_20_Emphasis">400 Bad Request</text:span>: The server cannot or will not process the request due to a client error (e.g., malformed request syntax).</text:p>
            </text:list-item>
            <text:list-item>
              <text:p text:style-name="P29"><text:span text:style-name="Strong_20_Emphasis">401 Unauthorized</text:span>: The client must authenticate itself to get the requested response.</text:p>
            </text:list-item>
            <text:list-item>
              <text:p text:style-name="P29"><text:span text:style-name="Strong_20_Emphasis">403 Forbidden</text:span>: The client does not have access rights to the content.</text:p>
            </text:list-item>
            <text:list-item>
              <text:p text:style-name="P29"><text:span text:style-name="Strong_20_Emphasis">404 Not Found</text:span>: The server cannot find the requested resource.</text:p>
            </text:list-item>
            <text:list-item>
              <text:p text:style-name="P29"><text:soft-page-break/><text:span text:style-name="Strong_20_Emphasis">429 Too Many Requests</text:span>: The user has sent too many requests in a given amount of time ("rate limiting").</text:p>
            </text:list-item>
          </text:list>
        </text:list-item>
        <text:list-item>
          <text:p text:style-name="P28"><text:span text:style-name="Strong_20_Emphasis">5xx: Server Error</text:span> - The server failed to fulfill a valid request</text:p>
          <text:list>
            <text:list-item>
              <text:p text:style-name="P29"><text:span text:style-name="Strong_20_Emphasis">500 Internal Server Error</text:span>: The server encountered an unexpected condition that prevented it from fulfilling the request.</text:p>
            </text:list-item>
            <text:list-item>
              <text:p text:style-name="P29"><text:span text:style-name="Strong_20_Emphasis">501 Not Implemented</text:span>: The server does not support the functionality required to fulfill the request.</text:p>
            </text:list-item>
            <text:list-item>
              <text:p text:style-name="P29"><text:span text:style-name="Strong_20_Emphasis">502 Bad Gateway</text:span>: The server, while acting as a gateway or proxy, received an invalid response from the upstream server.</text:p>
            </text:list-item>
            <text:list-item>
              <text:p text:style-name="P29"><text:span text:style-name="Strong_20_Emphasis">503 Service Unavailable</text:span>: The server is not ready to handle the request (e.g., overloaded or down for maintenance).</text:p>
            </text:list-item>
            <text:list-item>
              <text:p text:style-name="P28"><text:span text:style-name="Strong_20_Emphasis">504 Gateway Timeout</text:span>: The server, while acting as a gateway or proxy, did not receive a timely response from the upstream server.</text:p>
            </text:list-item>
          </text:list>
        </text:list-item>
      </text:list>
      <text:p text:style-name="Text_20_body">These status codes provide essential information about the outcome of the request, helping clients handle responses appropriately.</text:p>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HTTP Method</text:p>
            </table:table-cell>
            <table:table-cell table:style-name="Table1.A1" office:value-type="string">
              <text:p text:style-name="Table_20_Heading">Description</text:p>
            </table:table-cell>
            <table:table-cell table:style-name="Table1.A1" office:value-type="string">
              <text:p text:style-name="Table_20_Heading">Example</text:p>
            </table:table-cell>
          </table:table-row>
        </table:table-header-rows>
        <table:table-row>
          <table:table-cell table:style-name="Table1.A1" office:value-type="string">
            <text:p text:style-name="Table_20_Contents">GET</text:p>
          </table:table-cell>
          <table:table-cell table:style-name="Table1.A1" office:value-type="string">
            <text:p text:style-name="Table_20_Contents">Retrieves data from a server.</text:p>
          </table:table-cell>
          <table:table-cell table:style-name="Table1.A1" office:value-type="string">
            <text:p text:style-name="Table_20_Contents"><text:span text:style-name="Source_20_Text">GET /api/books HTTP/1.1 Host: www.example.com</text:span></text:p>
          </table:table-cell>
        </table:table-row>
        <table:table-row>
          <table:table-cell table:style-name="Table1.A1" office:value-type="string">
            <text:p text:style-name="Table_20_Contents">HEAD</text:p>
          </table:table-cell>
          <table:table-cell table:style-name="Table1.A1" office:value-type="string">
            <text:p text:style-name="Table_20_Contents">Same as GET, but without the response body.</text:p>
          </table:table-cell>
          <table:table-cell table:style-name="Table1.A1" office:value-type="string">
            <text:p text:style-name="Table_20_Contents"><text:span text:style-name="Source_20_Text">HEAD /api/books HTTP/1.1 Host: www.example.com</text:span></text:p>
          </table:table-cell>
        </table:table-row>
        <table:table-row>
          <table:table-cell table:style-name="Table1.A1" office:value-type="string">
            <text:p text:style-name="Table_20_Contents">POST</text:p>
          </table:table-cell>
          <table:table-cell table:style-name="Table1.A1" office:value-type="string">
            <text:p text:style-name="Table_20_Contents">Sends data to the server to create a new resource.</text:p>
          </table:table-cell>
          <table:table-cell table:style-name="Table1.A1" office:value-type="string">
            <text:p text:style-name="Table_20_Contents"><text:span text:style-name="Source_20_Text">POST /api/books HTTP/1.1 Host: www.example.com Content-Type: application/json { "title": "New Book", "author": "Author Name", "publishedYear": 2024 }</text:span></text:p>
          </table:table-cell>
        </table:table-row>
        <table:table-row>
          <table:table-cell table:style-name="Table1.A1" office:value-type="string">
            <text:p text:style-name="Table_20_Contents">PUT</text:p>
          </table:table-cell>
          <table:table-cell table:style-name="Table1.A1" office:value-type="string">
            <text:p text:style-name="Table_20_Contents">Updates a resource with new data.</text:p>
          </table:table-cell>
          <table:table-cell table:style-name="Table1.A1" office:value-type="string">
            <text:p text:style-name="Table_20_Contents"><text:span text:style-name="Source_20_Text">PUT /api/books/1 HTTP/1.1 Host: www.example.com Content-Type: application/json { "title": "Updated Book", "author": "Author Name", "publishedYear": 2024 }</text:span></text:p>
          </table:table-cell>
        </table:table-row>
        <table:table-row>
          <table:table-cell table:style-name="Table1.A1" office:value-type="string">
            <text:p text:style-name="Table_20_Contents">DELETE</text:p>
          </table:table-cell>
          <table:table-cell table:style-name="Table1.A1" office:value-type="string">
            <text:p text:style-name="Table_20_Contents">Removes a specified resource from the server.</text:p>
          </table:table-cell>
          <table:table-cell table:style-name="Table1.A1" office:value-type="string">
            <text:p text:style-name="Table_20_Contents"><text:span text:style-name="Source_20_Text">DELETE /api/books/1 HTTP/1.1 Host: www.example.com</text:span></text:p>
          </table:table-cell>
        </table:table-row>
        <table:table-row>
          <table:table-cell table:style-name="Table1.A1" office:value-type="string">
            <text:p text:style-name="Table_20_Contents">CONNECT</text:p>
          </table:table-cell>
          <table:table-cell table:style-name="Table1.A1" office:value-type="string">
            <text:p text:style-name="Table_20_Contents">Establishes a tunnel to the server for HTTPS connections through a proxy server.</text:p>
          </table:table-cell>
          <table:table-cell table:style-name="Table1.A1" office:value-type="string">
            <text:p text:style-name="Table_20_Contents"><text:span text:style-name="Source_20_Text">CONNECT www.example.com:443 HTTP/1.1 Host: www.example.com</text:span></text:p>
          </table:table-cell>
        </table:table-row>
        <table:table-row>
          <table:table-cell table:style-name="Table1.A1" office:value-type="string">
            <text:p text:style-name="Table_20_Contents">OPTIONS</text:p>
          </table:table-cell>
          <table:table-cell table:style-name="Table1.A1" office:value-type="string">
            <text:p text:style-name="Table_20_Contents">Describes the communication options for the target resource.</text:p>
          </table:table-cell>
          <table:table-cell table:style-name="Table1.A1" office:value-type="string">
            <text:p text:style-name="Table_20_Contents"><text:span text:style-name="Source_20_Text">OPTIONS /api/books HTTP/1.1 Host: www.example.com</text:span></text:p>
          </table:table-cell>
        </table:table-row>
        <table:table-row>
          <table:table-cell table:style-name="Table1.A1" office:value-type="string">
            <text:p text:style-name="Table_20_Contents">TRACE</text:p>
          </table:table-cell>
          <table:table-cell table:style-name="Table1.A1" office:value-type="string">
            <text:p text:style-name="Table_20_Contents">Performs a message loop-back test along the path to the target resource.</text:p>
          </table:table-cell>
          <table:table-cell table:style-name="Table1.A1" office:value-type="string">
            <text:p text:style-name="Table_20_Contents"><text:span text:style-name="Source_20_Text">TRACE /api/books HTTP/1.1 Host: www.example.com</text:span></text:p>
          </table:table-cell>
        </table:table-row>
      </table:table>
      <text:p text:style-name="Standard"/>
      <text:p text:style-name="Standard"/>
      <text:p text:style-name="Text_20_body"><text:soft-page-break/>Deploying a website involves several steps, from preparing your code and server environment to actually putting your site online. Here’s a comprehensive guide to deploying a website:</text:p>
      <text:h text:style-name="Heading_20_3" text:outline-level="3">Step 1: Prepare Your Code</text:h>
      <text:list text:style-name="L16">
        <text:list-item>
          <text:p text:style-name="P30"><text:span text:style-name="Strong_20_Emphasis">Organize Your Files</text:span>: Ensure all your files (HTML, CSS, JavaScript, PHP, images, etc.) are well-organized and in a single directory structure.</text:p>
        </text:list-item>
        <text:list-item>
          <text:p text:style-name="P30"><text:span text:style-name="Strong_20_Emphasis">Test Locally</text:span>: Run your website on your local machine to make sure everything works correctly before deploying it to a live server.</text:p>
        </text:list-item>
      </text:list>
      <text:h text:style-name="Heading_20_3" text:outline-level="3">Step 2: Choose a Hosting Provider</text:h>
      <text:list text:style-name="L17">
        <text:list-item>
          <text:p text:style-name="P31"><text:span text:style-name="Strong_20_Emphasis">Select a Hosting Plan</text:span>: Depending on your needs, choose a hosting plan. Common options include shared hosting, VPS (Virtual Private Server), and dedicated hosting. For most small to medium-sized websites, shared hosting is sufficient.</text:p>
        </text:list-item>
        <text:list-item>
          <text:p text:style-name="P31"><text:span text:style-name="Strong_20_Emphasis">Register a Domain Name</text:span>: If you don’t already have one, you’ll need to register a domain name. This can often be done through your hosting provider.</text:p>
        </text:list-item>
      </text:list>
      <text:h text:style-name="Heading_20_3" text:outline-level="3">Step 3: Set Up Your Hosting Environment</text:h>
      <text:list text:style-name="L18">
        <text:list-item>
          <text:p text:style-name="P32"><text:span text:style-name="Strong_20_Emphasis">Access Your Hosting Control Panel</text:span>: Log in to the control panel provided by your hosting provider (commonly cPanel or Plesk).</text:p>
        </text:list-item>
        <text:list-item>
          <text:p text:style-name="P32"><text:span text:style-name="Strong_20_Emphasis">Create a Database</text:span>: If your website requires a database (e.g., for a CMS like WordPress), create a new database. Note the database name, username, and password.</text:p>
        </text:list-item>
        <text:list-item>
          <text:p text:style-name="P32"><text:span text:style-name="Strong_20_Emphasis">Set Up Email Accounts</text:span> (Optional): If your hosting plan includes email services, set up any necessary email accounts.</text:p>
        </text:list-item>
      </text:list>
      <text:h text:style-name="Heading_20_3" text:outline-level="3">Step 4: Transfer Your Files</text:h>
      <text:list text:style-name="L19">
        <text:list-item>
          <text:p text:style-name="P33"><text:span text:style-name="Strong_20_Emphasis">File Transfer Protocol (FTP) Setup</text:span>: Use an FTP client like FileZilla to connect to your web server. You’ll need your FTP hostname, username, and password provided by your hosting provider.</text:p>
        </text:list-item>
        <text:list-item>
          <text:p text:style-name="P33"><text:span text:style-name="Strong_20_Emphasis">Upload Files</text:span>: Upload all your website files to the appropriate directory on the server, typically the <text:span text:style-name="Source_20_Text">public_html</text:span> or <text:span text:style-name="Source_20_Text">www</text:span> directory.</text:p>
        </text:list-item>
      </text:list>
      <text:h text:style-name="Heading_20_3" text:outline-level="3">Step 5: Configure Your Website</text:h>
      <text:list text:style-name="L20">
        <text:list-item>
          <text:p text:style-name="P34"><text:span text:style-name="Strong_20_Emphasis">Database Configuration</text:span>: If your website uses a database, update your configuration files (e.g., <text:span text:style-name="Source_20_Text">config.php</text:span> or <text:span text:style-name="Source_20_Text">.env</text:span>) with the database details created in Step 3.</text:p>
        </text:list-item>
        <text:list-item>
          <text:p text:style-name="P34"><text:span text:style-name="Strong_20_Emphasis">Test Database Connection</text:span>: Ensure that your website can connect to the database and retrieve data correctly.</text:p>
        </text:list-item>
      </text:list>
      <text:h text:style-name="Heading_20_3" text:outline-level="3">Step 6: Domain Configuration</text:h>
      <text:list text:style-name="L21">
        <text:list-item>
          <text:p text:style-name="P35"><text:span text:style-name="Strong_20_Emphasis">DNS Settings</text:span>: Update the DNS settings for your domain to point to your hosting provider’s nameservers. This can usually be done through your domain registrar’s control panel.</text:p>
        </text:list-item>
        <text:list-item>
          <text:p text:style-name="P35"><text:soft-page-break/><text:span text:style-name="Strong_20_Emphasis">SSL Certificate</text:span>: Install an SSL certificate to secure your website with HTTPS. Many hosting providers offer free SSL certificates through Let’s Encrypt.</text:p>
        </text:list-item>
      </text:list>
      <text:h text:style-name="Heading_20_3" text:outline-level="3">Step 7: Test Your Website</text:h>
      <text:list text:style-name="L22">
        <text:list-item>
          <text:p text:style-name="P36"><text:span text:style-name="Strong_20_Emphasis">Verify Deployment</text:span>: Visit your domain to make sure your website is live and functioning correctly.</text:p>
        </text:list-item>
        <text:list-item>
          <text:p text:style-name="P36"><text:span text:style-name="Strong_20_Emphasis">Check for Errors</text:span>: Look for any broken links, missing images, or other issues that might have occurred during the transfer.</text:p>
        </text:list-item>
        <text:list-item>
          <text:p text:style-name="P36"><text:span text:style-name="Strong_20_Emphasis">Cross-Browser Testing</text:span>: Test your website across different browsers and devices to ensure compatibility.</text:p>
        </text:list-item>
      </text:list>
      <text:h text:style-name="Heading_20_3" text:outline-level="3">Step 8: Backup and Security</text:h>
      <text:list text:style-name="L23">
        <text:list-item>
          <text:p text:style-name="P37"><text:span text:style-name="Strong_20_Emphasis">Regular Backups</text:span>: Set up regular backups of your website files and database. Many hosting providers offer automated backup solutions.</text:p>
        </text:list-item>
        <text:list-item>
          <text:p text:style-name="P37"><text:span text:style-name="Strong_20_Emphasis">Security Measures</text:span>: Implement security measures such as firewalls, malware scanning, and strong passwords to protect your website.</text:p>
        </text:list-item>
      </text:list>
      <text:p text:style-name="Standard"><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4T00:32:20.429000000</meta:creation-date>
    <dc:date>2024-07-24T03:38:36.320000000</dc:date>
    <meta:editing-duration>PT3H6M15S</meta:editing-duration>
    <meta:editing-cycles>4</meta:editing-cycles>
    <meta:generator>LibreOffice/7.6.4.1$Windows_X86_64 LibreOffice_project/e19e193f88cd6c0525a17fb7a176ed8e6a3e2aa1</meta:generator>
    <meta:document-statistic meta:table-count="1" meta:image-count="0" meta:object-count="0" meta:page-count="12" meta:paragraph-count="417" meta:word-count="2815" meta:character-count="19030" meta:non-whitespace-character-count="16152"/>
  </office:meta>
</office:document-meta>
</file>